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fo:font-weight="normal" officeooo:rsid="022660a5" officeooo:paragraph-rsid="001c4d5f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font-style="normal" fo:font-weight="normal" officeooo:rsid="0284a430" officeooo:paragraph-rsid="0284a430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Times New Roman" svg:font-family="'Times New Roman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5:44:57.344853769</meta:creation-date>
    <dc:date>2018-01-08T23:04:04.665942233</dc:date>
    <meta:editing-duration>P5DT14H50M24S</meta:editing-duration>
    <meta:editing-cycles>514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